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right" draw:textarea-vertical-align="top" draw:auto-grow-height="false" fo:min-height="11.65cm" fo:min-width="17.9cm"/>
    </style:style>
    <style:style style:name="gr2" style:family="graphic" style:parent-style-name="standard">
      <style:graphic-properties draw:fill-color="#23b8dc" draw:textarea-horizontal-align="justify" draw:textarea-vertical-align="top" draw:auto-grow-height="false" fo:min-height="5.75cm" fo:min-width="5.6cm"/>
    </style:style>
    <style:style style:name="gr3" style:family="graphic" style:parent-style-name="standard">
      <style:graphic-properties draw:fill-color="#23b8dc" draw:textarea-horizontal-align="justify" draw:textarea-vertical-align="middle" draw:auto-grow-height="false" fo:min-height="4.55cm" fo:min-width="2.1cm"/>
    </style:style>
    <style:style style:name="gr4" style:family="graphic" style:parent-style-name="standard">
      <style:graphic-properties draw:fill-color="#23b8dc" draw:textarea-horizontal-align="justify" draw:textarea-vertical-align="middle" draw:auto-grow-height="false" fo:min-height="4.55cm" fo:min-width="2.5cm"/>
    </style:style>
    <style:style style:name="gr5" style:family="graphic" style:parent-style-name="standard">
      <style:graphic-properties draw:fill-color="#ff9966" draw:textarea-horizontal-align="justify" draw:textarea-vertical-align="middle" draw:auto-grow-height="false" fo:min-height="5.75cm" fo:min-width="1.8cm"/>
    </style:style>
    <style:style style:name="gr6" style:family="graphic" style:parent-style-name="standard">
      <style:graphic-properties draw:fill-color="#00cccc" draw:textarea-horizontal-align="justify" draw:textarea-vertical-align="top" draw:auto-grow-height="false" fo:min-height="5.75cm" fo:min-width="3.8cm"/>
    </style:style>
    <style:style style:name="gr7" style:family="graphic" style:parent-style-name="standard">
      <style:graphic-properties draw:fill-color="#47b8b8" draw:textarea-horizontal-align="justify" draw:textarea-vertical-align="middle" draw:auto-grow-height="false" fo:min-height="0.85cm" fo:min-width="8.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.6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174cm"/>
    </style:style>
    <style:style style:name="gr11" style:family="graphic" style:parent-style-name="objectwithoutfill">
      <style:graphic-properties svg:stroke-width="0.053cm" draw:marker-start-width="0.279cm" draw:marker-end="Arrow" draw:marker-end-width="0.279cm" draw:fill="none" draw:fill-color="#663300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8cm"/>
    </style:style>
    <style:style style:name="gr13" style:family="graphic" style:parent-style-name="standard">
      <style:graphic-properties draw:fill-color="#2c001e" draw:textarea-horizontal-align="justify" draw:textarea-vertical-align="middle" draw:auto-grow-height="false" fo:min-height="6.0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7.914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1.182cm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2.6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end"/>
    </style:style>
    <style:style style:name="P2" style:family="paragraph">
      <loext:graphic-properties draw:fill-color="#e6e6e6"/>
      <style:paragraph-properties fo:text-align="end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-color="#23b8dc"/>
      <style:paragraph-properties fo:text-align="center"/>
    </style:style>
    <style:style style:name="P5" style:family="paragraph">
      <loext:graphic-properties draw:fill-color="#23b8dc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23b8dc"/>
      <style:paragraph-properties fo:text-align="center"/>
      <style:text-properties fo:font-size="10.5pt"/>
    </style:style>
    <style:style style:name="P7" style:family="paragraph">
      <loext:graphic-properties draw:fill-color="#ff9966"/>
      <style:paragraph-properties fo:text-align="center"/>
      <style:text-properties fo:font-size="10.5pt"/>
    </style:style>
    <style:style style:name="P8" style:family="paragraph">
      <loext:graphic-properties draw:fill-color="#00cccc"/>
      <style:paragraph-properties fo:text-align="center"/>
    </style:style>
    <style:style style:name="P9" style:family="paragraph">
      <loext:graphic-properties draw:fill-color="#47b8b8"/>
      <style:paragraph-properties fo:text-align="center"/>
      <style:text-properties fo:font-size="10.5pt"/>
    </style:style>
    <style:style style:name="P10" style:family="paragraph">
      <loext:graphic-properties draw:fill="none" draw:fill-color="#ffffff"/>
      <style:text-properties fo:font-size="10.5pt"/>
    </style:style>
    <style:style style:name="P11" style:family="paragraph">
      <loext:graphic-properties draw:fill-color="#000000"/>
      <style:paragraph-properties fo:text-align="center"/>
      <style:text-properties style:use-window-font-color="true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none" draw:fill-color="#663300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-color="#2c001e"/>
      <style:paragraph-properties fo:text-align="center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text-properties fo:font-size="7pt" style:font-size-asian="7pt" style:font-size-complex="7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8.4cm" svg:height="11.9cm" svg:x="5.2cm" svg:y="2.8cm">
          <draw:glue-point draw:id="4" svg:x="-0.441cm" svg:y="-1.218cm"/>
          <text:p text:style-name="P1"><text:span text:style-name="T1">Raspberry PI 2 model B (4 core ARMv7, 1Go ram)</text:span></text:p>
          <text:p text:style-name="P1"><text:span text:style-name="T1">OS : Raspbian GNU/Linux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6.1cm" svg:height="6cm" svg:x="11.7cm" svg:y="7.5cm">
            <text:p text:style-name="P3"><text:span text:style-name="T2">Warp10</text:span>.io 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2.6cm" svg:height="4.8cm" svg:x="11.9cm" svg:y="8.4cm">
            <text:p text:style-name="P3"><text:span text:style-name="T3">Module</text:span></text:p>
            <text:p text:style-name="P3"><text:span text:style-name="T3">stockage</text:span></text:p>
            <text:p text:style-name="P3"><text:span text:style-name="T3">des métriques</text:span></text:p>
            <text:p text:style-name="P3"><text:span text:style-name="T3"/></text:p>
            <text:p text:style-name="P3"><text:span text:style-name="T4">Sur carte SD du rasp</text:span></text:p>
            <text:p text:style-name="P3"><text:span text:style-name="T4"><text:s/></text:span><text:span text:style-name="T4">ou disque externe USB</text:span></text:p>
            <text:p text:style-name="P3"><text:span text:style-name="T3"/></text:p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3cm" svg:height="4.8cm" svg:x="14.6cm" svg:y="8.4cm">
            <text:p text:style-name="P3"><text:span text:style-name="T5">Module traitement</text:span></text:p>
            <text:p text:style-name="P3"><text:span text:style-name="T5">Et restitution des</text:span></text:p>
            <text:p text:style-name="P3"><text:span text:style-name="T5">métriques</text:span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7" draw:layer="layout" svg:width="2.3cm" svg:height="6cm" svg:x="7.5cm" svg:y="7.5cm">
          <text:p text:style-name="P3"><text:span text:style-name="T5">acquisition</text:span></text:p>
          <text:p text:style-name="P3"><text:span text:style-name="T5">données</text:span></text:p>
          <text:p text:style-name="P3"><text:span text:style-name="T5">capteurs</text:span></text:p>
          <text:p text:style-name="P3"><text:span text:style-name="T5"/></text:p>
          <text:p text:style-name="P3"><text:span text:style-name="T5">Prog </text:span></text:p>
          <text:p text:style-name="P3"><text:span text:style-name="T5">python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3cm" svg:height="6cm" svg:x="18.8cm" svg:y="7.5cm">
          <text:p text:style-name="P3">Grafana</text:p>
          <text:p text:style-name="P3"><text:span text:style-name="T3">Visualisation</text:span></text:p>
          <text:p text:style-name="P3"><text:span text:style-name="T3">Web</text:span></text:p>
          <text:p text:style-name="P3"><text:span text:style-name="T3"><text:s/></text:span><text:span text:style-name="T3">des métriqu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3cm" svg:height="1.1cm" svg:x="13cm" svg:y="5.2cm">
          <text:p text:style-name="P3"><text:span text:style-name="T5">Nginx reverse proxy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5.32cm" svg:height="0.662cm" svg:x="14.5cm" svg:y="1.3cm">
          <draw:text-box>
            <text:p><text:span text:style-name="T5">Point d’entrée internet port 80</text:span></text:p>
          </draw:text-box>
        </draw:frame>
        <draw:custom-shape draw:style-name="gr9" draw:text-style-name="P11" draw:layer="layout" svg:width="1.399cm" svg:height="0.301cm" draw:transform="rotate (-1.5697491292437) translate (15.801cm 6.201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1" draw:layer="layout" svg:width="1.399cm" svg:height="0.301cm" draw:transform="rotate (-1.5697491292437) translate (20.799cm 6.2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1" draw:layer="layout" svg:width="1.399cm" svg:height="0.301cm" draw:transform="rotate (-1.5697491292437) translate (16.199cm 6.201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2" draw:layer="layout" svg:width="2.674cm" svg:height="1.319cm" svg:x="20.7cm" svg:y="5.8cm">
          <draw:text-box>
            <text:p><text:span text:style-name="T1">/grafana</text:span></text:p>
            <text:p><text:span text:style-name="T1"/></text:p>
            <text:p><text:span text:style-name="T1">Localhost:3000</text:span></text:p>
          </draw:text-box>
        </draw:frame>
        <draw:frame draw:style-name="gr10" draw:text-style-name="P12" draw:layer="layout" svg:width="2.674cm" svg:height="1.319cm" svg:x="15.826cm" svg:y="5.8cm">
          <draw:text-box>
            <text:p><text:span text:style-name="T1">/quantum</text:span></text:p>
            <text:p><text:span text:style-name="T1"/></text:p>
            <text:p><text:span text:style-name="T1">Localhost:8090</text:span></text:p>
          </draw:text-box>
        </draw:frame>
        <draw:frame draw:style-name="gr10" draw:text-style-name="P12" draw:layer="layout" svg:width="2.674cm" svg:height="1.319cm" svg:x="13cm" svg:y="5.737cm">
          <draw:text-box>
            <text:p><text:span text:style-name="T1">/warp10</text:span></text:p>
            <text:p><text:span text:style-name="T1"/></text:p>
            <text:p><text:span text:style-name="T1">Localhost:8080</text:span></text:p>
          </draw:text-box>
        </draw:frame>
        <draw:polyline draw:style-name="gr11" draw:text-style-name="P13" draw:layer="layout" svg:width="5.615cm" svg:height="3.499cm" draw:transform="rotate (0.00471238898038469) translate (9.7835357511212cm 7.10620373754088cm)" svg:viewBox="0 0 5616 3500" draw:points="0,3494 1300,3500 1316,0 5616,20 5615,420">
          <text:p/>
        </draw:polyline>
        <draw:frame draw:style-name="gr12" draw:text-style-name="P14" draw:layer="layout" svg:width="1.518cm" svg:height="0.962cm" svg:x="11.2cm" svg:y="6.138cm">
          <draw:text-box>
            <text:p><text:span text:style-name="T3">Push</text:span> </text:p>
          </draw:text-box>
        </draw:frame>
        <draw:custom-shape draw:style-name="gr13" draw:text-style-name="P15" draw:layer="layout" svg:width="0.5cm" svg:height="6.3cm" svg:x="5cm" svg:y="6.8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8.414cm" svg:height="0.662cm" draw:transform="rotate (1.5704472609445) translate (4.135cm 13.914cm)">
          <draw:text-box>
            <text:p><text:span text:style-name="T3">connexions capteurs ( i/o, i2C, USB, Ethernet ...)</text:span></text:p>
          </draw:text-box>
        </draw:frame>
        <draw:custom-shape draw:style-name="gr15" draw:text-style-name="P11" draw:layer="layout" svg:width="2.098cm" svg:height="0.301cm" draw:transform="rotate (-3.1396727914126) translate (7.5cm 10.4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1" draw:layer="layout" svg:width="3.899cm" svg:height="0.301cm" draw:transform="rotate (-1.5697491292437) translate (14.299cm 1.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text-style-name="P14" draw:layer="layout" svg:width="6.882cm" svg:height="0.962cm" svg:x="3.4cm" svg:y="0.6cm">
          <draw:text-box>
            <text:p>Schéma infrastructure </text:p>
          </draw:text-box>
        </draw:frame>
        <draw:frame draw:style-name="gr17" draw:text-style-name="P17" draw:layer="layout" svg:width="1.721cm" svg:height="0.526cm" svg:x="25.079cm" svg:y="14.8cm">
          <draw:text-box>
            <text:p><text:span text:style-name="T4">03/02/20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21:39:49.870719665</meta:creation-date>
    <dc:date>2018-02-03T10:51:38.723563027</dc:date>
    <meta:editing-duration>PT35M57S</meta:editing-duration>
    <meta:editing-cycles>5</meta:editing-cycles>
    <meta:generator>LibreOffice/5.1.6.2$Linux_X86_64 LibreOffice_project/10m0$Build-2</meta:generator>
    <meta:document-statistic meta:object-count="23"/>
  </office:meta>
</office:document-meta>
</file>